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-color="#ffffff" draw:textarea-vertical-align="middle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100%" draw:fill="solid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416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6cm"/>
      <style:paragraph-properties style:writing-mode="tb-rl"/>
    </style:style>
    <style:style style:name="gr5" style:family="graphic" style:parent-style-name="objectwithoutfill">
      <style:graphic-properties draw:marker-start="Arrow" draw:marker-end="Arrow" draw:fill="none" draw:textarea-vertical-align="middle"/>
    </style:style>
    <style:style style:name="gr6" style:family="graphic" style:parent-style-name="standard">
      <style:graphic-properties svg:stroke-color="#000000" draw:fill-color="#cfe7f5" draw:textarea-vertical-align="middle"/>
    </style:style>
    <style:style style:name="gr7" style:family="graphic" style:parent-style-name="standard">
      <style:graphic-properties svg:stroke-color="#000000" draw:fill-color="#99ff66" draw:textarea-vertical-align="middle"/>
    </style:style>
    <style:style style:name="gr8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Fine_20_Dashed_20__28_var_29_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1.703cm"/>
    </style:style>
    <style:style style:name="gr13" style:family="graphic" style:parent-style-name="standard">
      <style:graphic-properties draw:stroke="none" svg:stroke-color="#000000" draw:fill="none" draw:fill-color="#ffffff" fo:min-height="1.719cm"/>
    </style:style>
    <style:style style:name="gr14" style:family="graphic" style:parent-style-name="standard">
      <style:graphic-properties draw:stroke="none" svg:stroke-color="#000000" draw:fill="none" draw:fill-color="#ffffff" fo:min-height="5.25cm"/>
    </style:style>
    <style:style style:name="P1" style:family="paragraph">
      <style:paragraph-properties fo:text-align="center"/>
    </style:style>
    <style:style style:name="P2" style:family="paragraph">
      <style:text-properties fo:font-size="10.5pt"/>
    </style:style>
    <style:style style:name="P3" style:family="paragraph">
      <style:paragraph-properties style:writing-mode="tb-rl"/>
      <style:text-properties fo:font-size="10.5pt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paragraph-properties style:writing-mode="tb-rl"/>
      <style:text-properties fo:font-size="10.5pt" style:font-size-asian="10.5pt" style:font-size-complex="10.5pt"/>
    </style:style>
    <style:style style:name="P6" style:family="paragraph">
      <style:text-properties fo:font-family="'Times New Roman'" style:font-style-name="Italic" style:font-family-generic="roman" style:font-pitch="variable" fo:font-size="22pt" style:text-underline-style="solid" style:text-underline-width="bold" style:text-underline-color="font-color" style:font-family-asian="'Times New Roman'" style:font-style-name-asian="Italic" style:font-family-generic-asian="roman" style:font-pitch-asian="variable" style:font-size-asian="22pt" style:font-size-complex="22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font-size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family="'Times New Roman'" style:font-style-name="Italic" style:font-family-generic="roman" style:font-pitch="variable" fo:font-size="22pt" style:text-underline-style="solid" style:text-underline-width="bold" style:text-underline-color="font-color" style:font-family-asian="'Times New Roman'" style:font-style-name-asian="Italic" style:font-family-generic-asian="roman" style:font-pitch-asian="variable" style:font-size-asian="22pt" style:font-size-complex="22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ellipse draw:style-name="gr1" draw:text-style-name="P1" draw:layer="layout" svg:width="12.4cm" svg:height="2.7cm" svg:x="4cm" svg:y="3.1cm">
          <text:p/>
        </draw:ellipse>
        <draw:ellipse draw:style-name="gr1" draw:text-style-name="P1" draw:layer="layout" svg:width="3.5cm" svg:height="18cm" svg:x="2.2cm" svg:y="4.4cm">
          <text:p/>
        </draw:ellipse>
        <draw:rect draw:style-name="gr2" draw:text-style-name="P1" draw:layer="layout" svg:width="12.5cm" svg:height="18cm" svg:x="3.9cm" svg:y="4.4cm">
          <text:p/>
        </draw:rect>
        <draw:frame draw:style-name="gr3" draw:text-style-name="P2" draw:layer="layout" svg:width="3.7cm" svg:height="0.666cm" svg:x="8.4cm" svg:y="2.3cm">
          <draw:text-box>
            <text:p><text:span text:style-name="T1">CanvasMinWidth</text:span></text:p>
          </draw:text-box>
        </draw:frame>
        <draw:frame draw:style-name="gr4" draw:text-style-name="P3" draw:layer="layout" svg:width="1.1cm" svg:height="6.2cm" svg:x="1.3cm" svg:y="10.8cm">
          <draw:text-box>
            <text:p text:style-name="P3"><text:span text:style-name="T1">CanvasMinHeight</text:span></text:p>
          </draw:text-box>
        </draw:frame>
        <draw:line draw:style-name="gr5" draw:text-style-name="P1" draw:layer="layout" svg:x1="10cm" svg:y1="4.6cm" svg:x2="10cm" svg:y2="6.6cm">
          <text:p/>
        </draw:line>
        <draw:rect draw:style-name="gr6" draw:text-style-name="P1" draw:layer="layout" svg:width="9.3cm" svg:height="2.2cm" svg:x="5.5cm" svg:y="6.7cm">
          <text:p/>
        </draw:rect>
        <draw:rect draw:style-name="gr7" draw:text-style-name="P1" draw:layer="layout" svg:width="9.3cm" svg:height="2.2cm" svg:x="5.5cm" svg:y="8.9cm">
          <text:p/>
        </draw:rect>
        <draw:rect draw:style-name="gr6" draw:text-style-name="P1" draw:layer="layout" svg:width="9.3cm" svg:height="2.2cm" svg:x="5.5cm" svg:y="15.4cm">
          <text:p/>
        </draw:rect>
        <draw:rect draw:style-name="gr7" draw:text-style-name="P1" draw:layer="layout" svg:width="9.3cm" svg:height="2.2cm" svg:x="5.5cm" svg:y="17.6cm">
          <text:p/>
        </draw:rect>
        <draw:line draw:style-name="gr5" draw:text-style-name="P1" draw:layer="layout" svg:x1="9.8cm" svg:y1="19.9cm" svg:x2="9.8cm" svg:y2="22.2cm">
          <text:p/>
        </draw:line>
        <draw:line draw:style-name="gr8" draw:text-style-name="P1" draw:layer="layout" svg:x1="10cm" svg:y1="11.9cm" svg:x2="10cm" svg:y2="14.6cm">
          <text:p/>
        </draw:line>
        <draw:line draw:style-name="gr5" draw:text-style-name="P1" draw:layer="layout" svg:x1="4.1cm" svg:y1="7.6cm" svg:x2="5.3cm" svg:y2="7.6cm">
          <text:p/>
        </draw:line>
        <draw:line draw:style-name="gr5" draw:text-style-name="P1" draw:layer="layout" svg:x1="14.9cm" svg:y1="7.6cm" svg:x2="16.1cm" svg:y2="7.6cm">
          <text:p/>
        </draw:line>
        <draw:line draw:style-name="gr5" draw:text-style-name="P1" draw:layer="layout" svg:x1="6.2cm" svg:y1="6.8cm" svg:x2="6.2cm" svg:y2="8.8cm">
          <text:p/>
        </draw:line>
        <draw:line draw:style-name="gr5" draw:text-style-name="P1" draw:layer="layout" svg:x1="11.1cm" svg:y1="6.8cm" svg:x2="11.1cm" svg:y2="8.2cm">
          <text:p/>
        </draw:line>
        <draw:line draw:style-name="gr9" draw:text-style-name="P1" draw:layer="layout" svg:x1="6.1cm" svg:y1="9.5cm" svg:x2="13.8cm" svg:y2="9.5cm">
          <text:p/>
        </draw:line>
        <draw:line draw:style-name="gr9" draw:text-style-name="P1" draw:layer="layout" svg:x1="6.049cm" svg:y1="10.55cm" svg:x2="13.749cm" svg:y2="10.55cm">
          <text:p/>
        </draw:line>
        <draw:line draw:style-name="gr10" draw:text-style-name="P1" draw:layer="layout" svg:x1="6.076cm" svg:y1="10.025cm" svg:x2="13.776cm" svg:y2="10.025cm">
          <text:p/>
        </draw:line>
        <draw:line draw:style-name="gr5" draw:text-style-name="P1" draw:layer="layout" svg:x1="5.8cm" svg:y1="9cm" svg:x2="5.8cm" svg:y2="11cm">
          <text:p/>
        </draw:line>
        <draw:line draw:style-name="gr5" draw:text-style-name="P1" draw:layer="layout" svg:x1="7.8cm" svg:y1="8.9cm" svg:x2="7.8cm" svg:y2="9.6cm">
          <text:p/>
        </draw:line>
        <draw:line draw:style-name="gr5" draw:text-style-name="P1" draw:layer="layout" svg:x1="11.1cm" svg:y1="9cm" svg:x2="11.1cm" svg:y2="10.5cm">
          <text:p/>
        </draw:line>
        <draw:frame draw:style-name="gr11" draw:text-style-name="P4" draw:layer="layout" svg:width="5cm" svg:height="0.8cm" svg:x="9.827cm" svg:y="5.175cm">
          <draw:text-box>
            <text:p><text:span text:style-name="T2">CanvasTopMargin</text:span></text:p>
          </draw:text-box>
        </draw:frame>
        <draw:frame draw:style-name="gr11" draw:text-style-name="P4" draw:layer="layout" svg:width="5cm" svg:height="0.8cm" svg:x="9.7cm" svg:y="20.7cm">
          <draw:text-box>
            <text:p><text:span text:style-name="T2">CanvasBottomMargin</text:span></text:p>
          </draw:text-box>
        </draw:frame>
        <draw:frame draw:style-name="gr11" draw:text-style-name="P4" draw:layer="layout" svg:width="5cm" svg:height="0.8cm" svg:x="6.1cm" svg:y="6.9cm">
          <draw:text-box>
            <text:p><text:span text:style-name="T2">TSMHeight</text:span></text:p>
          </draw:text-box>
        </draw:frame>
        <draw:frame draw:style-name="gr11" draw:text-style-name="P4" draw:layer="layout" svg:width="5.7cm" svg:height="0.8cm" svg:x="11cm" svg:y="6.9cm">
          <draw:text-box>
            <text:p><text:span text:style-name="T2">TSMBaseLineOffset</text:span></text:p>
          </draw:text-box>
        </draw:frame>
        <draw:frame draw:style-name="gr11" draw:text-style-name="P4" draw:layer="layout" svg:width="5.7cm" svg:height="0.8cm" svg:x="5.65cm" svg:y="9.925cm">
          <draw:text-box>
            <text:p><text:span text:style-name="T2">DotsAreaHeight</text:span></text:p>
          </draw:text-box>
        </draw:frame>
        <draw:frame draw:style-name="gr11" draw:text-style-name="P4" draw:layer="layout" svg:width="5.7cm" svg:height="0.8cm" svg:x="7.7cm" svg:y="8.9cm">
          <draw:text-box>
            <text:p><text:span text:style-name="T2">TopLineOffset</text:span></text:p>
          </draw:text-box>
        </draw:frame>
        <draw:frame draw:style-name="gr11" draw:text-style-name="P4" draw:layer="layout" svg:width="5cm" svg:height="0.8cm" svg:x="11.024cm" svg:y="9.475cm">
          <draw:text-box>
            <text:p><text:span text:style-name="T2">BottomLineOffset</text:span></text:p>
          </draw:text-box>
        </draw:frame>
        <draw:frame draw:style-name="gr12" draw:layer="layout" svg:width="5.2cm" svg:height="1.953cm" svg:x="10.3cm" svg:y="12.7cm">
          <draw:text-box>
            <text:p>行数分繰り返し</text:p>
          </draw:text-box>
        </draw:frame>
        <draw:frame draw:style-name="gr4" draw:text-style-name="P5" draw:layer="layout" svg:width="1.1cm" svg:height="7.3cm" svg:x="4.2cm" svg:y="7.7cm">
          <draw:text-box>
            <text:p text:style-name="P5"><text:span text:style-name="T2">CanvasLeftMargin</text:span></text:p>
          </draw:text-box>
        </draw:frame>
        <draw:frame draw:style-name="gr4" draw:text-style-name="P5" draw:layer="layout" svg:width="1.1cm" svg:height="7.3cm" svg:x="15cm" svg:y="7.8cm">
          <draw:text-box>
            <text:p text:style-name="P5"><text:span text:style-name="T2">CanvasRightMargin</text:span></text:p>
          </draw:text-box>
        </draw:frame>
        <draw:frame draw:style-name="gr13" draw:text-style-name="P6" draw:layer="layout" svg:width="7.4cm" svg:height="1.969cm" svg:x="6.778cm" svg:y="7.375cm">
          <draw:text-box>
            <text:p><text:span text:style-name="T3">Sample Text</text:span><text:span text:style-name="T3">　　</text:span></text:p>
          </draw:text-box>
        </draw:frame>
        <draw:frame draw:style-name="gr14" draw:text-style-name="P7" draw:layer="layout" svg:width="18.8cm" svg:height="5.5cm" svg:x="1cm" svg:y="22.6cm">
          <draw:text-box>
            <text:p text:style-name="P7"><text:span text:style-name="T4">キャンバス内の描画位置を決める手順は以下の通り</text:span></text:p>
            <text:p text:style-name="P7"><text:span text:style-name="T4"/></text:p>
            <text:p text:style-name="P7"><text:span text:style-name="T4">1. </text:span><text:span text:style-name="T4">最小限のサイズとして</text:span><text:span text:style-name="T4">CanvasMinWidth×CanvasMinHeight</text:span><text:span text:style-name="T4">の領域を用意する（必要に応じて拡張される）。</text:span></text:p>
            <text:p text:style-name="P7"><text:span text:style-name="T4">2. </text:span><text:span text:style-name="T4">上下左右のマージン（</text:span><text:span text:style-name="T4">CanvasTopMargin</text:span><text:span text:style-name="T4">、</text:span><text:span text:style-name="T4">CanvasBottomMargin</text:span><text:span text:style-name="T4">、</text:span><text:span text:style-name="T4">CanvasLeftMargin</text:span><text:span text:style-name="T4">、</text:span><text:span text:style-name="T4">CanvasRightMargin</text:span><text:span text:style-name="T4">）を確保する。</text:span></text:p>
            <text:p text:style-name="P7"><text:span text:style-name="T4">3. </text:span><text:span text:style-name="T4">テキストの各行ごとに</text:span><text:span text:style-name="T4">TSMHeight</text:span><text:span text:style-name="T4">（と行間表示を使用する場合は、</text:span><text:span text:style-name="T4">DotsAreaHeight</text:span><text:span text:style-name="T4">）を確保する。</text:span></text:p>
            <text:p text:style-name="P7"><text:span text:style-name="T4">4. </text:span><text:span text:style-name="T4">テキストのべースラインは、各行のテキスト領域上部から</text:span><text:span text:style-name="T4">TSMBaseLineOffset</text:span><text:span text:style-name="T4">分下がった位置。</text:span></text:p>
            <text:p text:style-name="P7"><text:span text:style-name="T4">5. </text:span><text:span text:style-name="T4">行間表記の上限のラインは、各行の</text:span><text:span text:style-name="T4">TSM</text:span><text:span text:style-name="T4">領域上部から</text:span><text:span text:style-name="T4">TopLineOffset</text:span><text:span text:style-name="T4">分下がった位置に、下限のラインは同じく</text:span></text:p>
            <text:p text:style-name="P7"><text:span text:style-name="T4">　</text:span><text:span text:style-name="T4">BottomLineOffset</text:span><text:span text:style-name="T4">分下がった位置になる。</text:span></text:p>
            <text:p text:style-name="P7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urakami Masaaki</meta:initial-creator>
    <meta:creation-date>2022-09-01T20:25:53</meta:creation-date>
    <dc:date>2022-09-04T00:19:37</dc:date>
    <dc:creator>Murakami Masaaki</dc:creator>
    <meta:editing-duration>PT24M37S</meta:editing-duration>
    <meta:editing-cycles>5</meta:editing-cycles>
    <meta:generator>OpenOffice/4.1.11$Unix OpenOffice.org_project/4111m1$Build-9808</meta:generator>
    <meta:document-statistic meta:object-count="34"/>
  </office:meta>
</office:document-meta>
</file>